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60f75" officeooo:paragraph-rsid="00060f75" style:font-weight-asian="normal" style:font-weight-complex="normal"/>
    </style:style>
    <style:style style:name="P2" style:family="paragraph" style:parent-style-name="Standard">
      <style:text-properties fo:font-weight="normal" officeooo:rsid="000641e2" officeooo:paragraph-rsid="000641e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) Using the Force Atlas algorithm, we’ve seen 5 communities.</text:p>
      <text:p text:style-name="P1"/>
      <text:p text:style-name="P2">b) The files generated by the code are fluid_comm_0.txt, fluid_comm_1.txt, fluid_comm_2.txt, fluid_comm_3.txt, fluid_comm_4.txt.</text:p>
      <text:p text:style-name="P2"/>
      <text:p text:style-name="P2">c) All files in lpa has the same content comparing to fluidc algorithm. The files generated by the code are lpa_comm_0.txt, lpa_comm_1.txt, lpa_comm_2.txt, lpa_comm_3.txt, lpa_comm_4.t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7T20:27:10.781000000</meta:creation-date>
    <dc:date>2021-06-19T19:00:30.595000000</dc:date>
    <meta:editing-duration>PT42M49S</meta:editing-duration>
    <meta:editing-cycles>5</meta:editing-cycles>
    <meta:generator>LibreOffice/6.0.4.2$Windows_X86_64 LibreOffice_project/9b0d9b32d5dcda91d2f1a96dc04c645c450872bf</meta:generator>
    <meta:document-statistic meta:table-count="0" meta:image-count="0" meta:object-count="0" meta:page-count="1" meta:paragraph-count="3" meta:word-count="48" meta:character-count="376" meta:non-whitespace-character-count="331"/>
  </office:meta>
</office:document-meta>
</file>